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24pt" fo:font-weight="bold" officeooo:rsid="00128afe" officeooo:paragraph-rsid="00128afe" style:font-size-asian="24pt" style:font-weight-asian="bold" style:font-size-complex="24pt" style:font-weight-complex="bold"/>
    </style:style>
    <style:style style:name="P2" style:family="paragraph" style:parent-style-name="Standard">
      <style:paragraph-properties fo:text-align="center" style:justify-single-word="false"/>
      <style:text-properties style:font-name="Times New Roman" fo:font-size="22pt" fo:font-weight="bold" officeooo:rsid="00165f64" officeooo:paragraph-rsid="00165f64" style:font-size-asian="22pt" style:font-weight-asian="bold" style:font-size-complex="22pt" style:font-weight-complex="bold"/>
    </style:style>
    <style:style style:name="P3" style:family="paragraph" style:parent-style-name="Standard">
      <style:paragraph-properties fo:text-align="center" style:justify-single-word="false"/>
      <style:text-properties style:font-name="Times New Roman" fo:font-size="22pt" fo:font-weight="bold" officeooo:rsid="001c93e0" officeooo:paragraph-rsid="001c93e0" style:font-size-asian="22pt" style:font-weight-asian="bold" style:font-size-complex="22pt" style:font-weight-complex="bold"/>
    </style:style>
    <style:style style:name="P4" style:family="paragraph" style:parent-style-name="Standard">
      <style:paragraph-properties fo:text-align="center" style:justify-single-word="false"/>
      <style:text-properties style:font-name="Times New Roman" fo:font-size="22pt" fo:font-weight="bold" officeooo:rsid="0014ea3e" officeooo:paragraph-rsid="00169293" style:font-size-asian="22pt" style:font-weight-asian="bold" style:font-size-complex="22pt" style:font-weight-complex="bold"/>
    </style:style>
    <style:style style:name="P5" style:family="paragraph" style:parent-style-name="Standard">
      <style:paragraph-properties fo:text-align="center" style:justify-single-word="false"/>
      <style:text-properties style:font-name="Times New Roman" fo:font-size="22pt" fo:font-weight="bold" officeooo:rsid="0014ea3e" officeooo:paragraph-rsid="0017a088" style:font-size-asian="22pt" style:font-weight-asian="bold" style:font-size-complex="22pt" style:font-weight-complex="bold"/>
    </style:style>
    <style:style style:name="P6" style:family="paragraph" style:parent-style-name="Standard">
      <style:paragraph-properties fo:text-align="center" style:justify-single-word="false"/>
      <style:text-properties style:font-name="Times New Roman" fo:font-size="22pt" fo:font-weight="bold" officeooo:rsid="001acd6b" officeooo:paragraph-rsid="001acd6b" style:font-size-asian="22pt" style:font-weight-asian="bold" style:font-size-complex="22pt" style:font-weight-complex="bold"/>
    </style:style>
    <style:style style:name="P7" style:family="paragraph" style:parent-style-name="Standard">
      <style:paragraph-properties fo:text-align="center" style:justify-single-word="false"/>
      <style:text-properties style:font-name="Times New Roman" fo:font-size="22pt" fo:font-weight="bold" officeooo:rsid="00197147" officeooo:paragraph-rsid="00197147" style:font-size-asian="22pt" style:font-weight-asian="bold" style:font-size-complex="22pt" style:font-weight-complex="bold"/>
    </style:style>
    <style:style style:name="P8" style:family="paragraph" style:parent-style-name="Standard">
      <style:paragraph-properties fo:text-align="start" style:justify-single-word="false"/>
      <style:text-properties style:font-name="Times New Roman" fo:font-size="18pt" fo:font-weight="normal" officeooo:rsid="001de33a" officeooo:paragraph-rsid="001de33a"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style:font-name="Times New Roman" fo:font-size="18pt" fo:font-weight="normal" officeooo:rsid="0028340d" officeooo:paragraph-rsid="0028340d" style:font-size-asian="15.75pt" style:font-weight-asian="normal" style:font-size-complex="18pt" style:font-weight-complex="normal"/>
    </style:style>
    <style:style style:name="P10" style:family="paragraph" style:parent-style-name="Standard">
      <style:paragraph-properties fo:text-align="start" style:justify-single-word="false"/>
      <style:text-properties style:font-name="Times New Roman" fo:font-size="18pt" fo:font-weight="normal" officeooo:rsid="002e20db" officeooo:paragraph-rsid="003ea760" style:font-size-asian="15.75pt" style:font-weight-asian="normal" style:font-size-complex="18pt" style:font-weight-complex="normal"/>
    </style:style>
    <style:style style:name="P11" style:family="paragraph" style:parent-style-name="Standard">
      <style:paragraph-properties fo:text-align="start" style:justify-single-word="false"/>
      <style:text-properties style:font-name="Times New Roman" fo:font-size="18pt" fo:font-weight="normal" officeooo:rsid="00470a70" officeooo:paragraph-rsid="00470a70" style:font-size-asian="15.75pt" style:font-weight-asian="normal" style:font-size-complex="18pt" style:font-weight-complex="normal"/>
    </style:style>
    <style:style style:name="P12" style:family="paragraph" style:parent-style-name="Standard">
      <style:paragraph-properties fo:text-align="center" style:justify-single-word="false"/>
      <style:text-properties style:font-name="Times New Roman" fo:font-size="40pt" fo:font-weight="bold" officeooo:rsid="00128afe" officeooo:paragraph-rsid="00128afe" style:font-size-asian="40pt" style:font-weight-asian="bold" style:font-size-complex="40pt" style:font-weight-complex="bold"/>
    </style:style>
    <style:style style:name="P13" style:family="paragraph" style:parent-style-name="Standard">
      <style:paragraph-properties fo:text-align="center" style:justify-single-word="false"/>
      <style:text-properties style:font-name="Times New Roman" fo:font-size="32pt" fo:font-weight="bold" officeooo:rsid="00128afe" officeooo:paragraph-rsid="00128afe" style:font-size-asian="28pt" style:font-weight-asian="bold" style:font-size-complex="32pt" style:font-weight-complex="bold"/>
    </style:style>
    <style:style style:name="P14" style:family="paragraph" style:parent-style-name="Standard">
      <style:paragraph-properties fo:text-align="center" style:justify-single-word="false"/>
      <style:text-properties style:font-name="Times New Roman" fo:font-size="26pt" fo:font-weight="bold" officeooo:rsid="00128afe" officeooo:paragraph-rsid="00128afe" style:font-size-asian="26pt" style:font-weight-asian="bold" style:font-size-complex="26pt" style:font-weight-complex="bold"/>
    </style:style>
    <style:style style:name="P15" style:family="paragraph" style:parent-style-name="Standard">
      <style:paragraph-properties fo:text-align="center" style:justify-single-word="false"/>
      <style:text-properties style:font-name="Times New Roman" fo:font-size="20pt" fo:font-weight="bold" officeooo:rsid="00128afe" officeooo:paragraph-rsid="00128afe" style:font-size-asian="17.5pt" style:font-weight-asian="bold" style:font-size-complex="20pt" style:font-weight-complex="bold"/>
    </style:style>
    <style:style style:name="P16" style:family="paragraph" style:parent-style-name="Standard">
      <style:paragraph-properties fo:text-align="center" style:justify-single-word="false" fo:break-before="page"/>
      <style:text-properties style:font-name="Times New Roman" fo:font-size="22pt" fo:font-weight="bold" officeooo:rsid="00165f64" officeooo:paragraph-rsid="00165f64" style:font-size-asian="22pt" style:font-weight-asian="bold" style:font-size-complex="22pt" style:font-weight-complex="bold"/>
    </style:style>
    <style:style style:name="P17" style:family="paragraph" style:parent-style-name="Standard">
      <style:paragraph-properties fo:text-align="center" style:justify-single-word="false" fo:break-before="page"/>
      <style:text-properties style:font-name="Times New Roman" fo:font-size="22pt" fo:font-weight="bold" officeooo:rsid="001acd6b" officeooo:paragraph-rsid="001acd6b" style:font-size-asian="22pt" style:font-weight-asian="bold" style:font-size-complex="22pt" style:font-weight-complex="bold"/>
    </style:style>
    <style:style style:name="P18" style:family="paragraph" style:parent-style-name="Standard">
      <style:paragraph-properties fo:text-align="center" style:justify-single-word="false"/>
      <style:text-properties style:font-name="Times New Roman" fo:font-size="22pt" fo:font-weight="normal" officeooo:rsid="00165f64" officeooo:paragraph-rsid="00128afe" style:font-size-asian="22pt" style:font-weight-asian="normal" style:font-size-complex="22pt" style:font-weight-complex="normal"/>
    </style:style>
    <style:style style:name="P19" style:family="paragraph" style:parent-style-name="Standard">
      <style:paragraph-properties fo:text-align="start" style:justify-single-word="false"/>
      <style:text-properties style:font-name="Times New Roman" fo:font-size="22pt" fo:font-style="normal" fo:font-weight="bold" officeooo:rsid="002f9694" officeooo:paragraph-rsid="003ea760" style:font-size-asian="22pt" style:font-style-asian="normal" style:font-weight-asian="bold" style:font-size-complex="22pt" style:font-style-complex="normal" style:font-weight-complex="bold"/>
    </style:style>
    <style:style style:name="P20" style:family="paragraph" style:parent-style-name="Standard">
      <style:paragraph-properties fo:text-align="center" style:justify-single-word="false"/>
      <style:text-properties style:font-name="Times New Roman" fo:font-size="22pt" fo:font-weight="bold" officeooo:rsid="0017a088" officeooo:paragraph-rsid="003ea760" style:font-size-asian="22pt" style:font-weight-asian="bold" style:font-size-complex="22pt" style:font-weight-complex="bold"/>
    </style:style>
    <style:style style:name="P21" style:family="paragraph" style:parent-style-name="Standard" style:list-style-name="L2">
      <style:paragraph-properties fo:text-align="start" style:justify-single-word="false"/>
      <style:text-properties style:font-name="Times New Roman" fo:font-size="16pt" fo:font-weight="bold" officeooo:rsid="001c93e0" officeooo:paragraph-rsid="001c93e0" style:font-size-asian="14pt" style:font-weight-asian="bold" style:font-size-complex="16pt" style:font-weight-complex="bold"/>
    </style:style>
    <style:style style:name="P22" style:family="paragraph" style:parent-style-name="Standard">
      <style:paragraph-properties fo:text-align="start" style:justify-single-word="false"/>
      <style:text-properties style:font-name="Times New Roman" fo:font-size="18pt" fo:font-weight="normal" officeooo:rsid="003ea760" officeooo:paragraph-rsid="005107c3" style:font-size-asian="15.75pt" style:font-weight-asian="normal" style:font-size-complex="18pt" style:font-weight-complex="normal"/>
    </style:style>
    <style:style style:name="P23" style:family="paragraph" style:parent-style-name="Standard">
      <style:paragraph-properties fo:text-align="start" style:justify-single-word="false"/>
      <style:text-properties style:font-name="Times New Roman" fo:font-size="18pt" fo:font-weight="normal" officeooo:rsid="005107c3" officeooo:paragraph-rsid="005107c3" style:font-size-asian="15.75pt" style:font-weight-asian="normal" style:font-size-complex="18pt" style:font-weight-complex="normal"/>
    </style:style>
    <style:style style:name="P24" style:family="paragraph" style:parent-style-name="Standard">
      <style:paragraph-properties fo:text-align="start" style:justify-single-word="false"/>
      <style:text-properties style:font-name="Times New Roman" fo:font-size="18pt" fo:font-weight="normal" officeooo:rsid="0052d78b" officeooo:paragraph-rsid="0052d78b" style:font-size-asian="15.75pt" style:font-weight-asian="normal" style:font-size-complex="18pt" style:font-weight-complex="normal"/>
    </style:style>
    <style:style style:name="T1" style:family="text">
      <style:text-properties officeooo:rsid="001f9b0a"/>
    </style:style>
    <style:style style:name="T2" style:family="text">
      <style:text-properties officeooo:rsid="002bf4f3"/>
    </style:style>
    <style:style style:name="T3" style:family="text">
      <style:text-properties fo:font-size="22pt" fo:font-weight="bold" officeooo:rsid="00197147" style:font-size-asian="22pt" style:font-weight-asian="bold" style:font-size-complex="22pt" style:font-weight-complex="bold"/>
    </style:style>
    <style:style style:name="T4" style:family="text">
      <style:text-properties fo:font-style="normal" style:font-style-asian="normal" style:font-style-complex="normal"/>
    </style:style>
    <style:style style:name="T5" style:family="text">
      <style:text-properties fo:font-style="normal" officeooo:rsid="002f9694" style:font-style-asian="normal" style:font-style-complex="normal"/>
    </style:style>
    <style:style style:name="T6" style:family="text">
      <style:text-properties officeooo:rsid="003fdda7"/>
    </style:style>
    <style:style style:name="T7" style:family="text">
      <style:text-properties officeooo:rsid="0047fd48"/>
    </style:style>
    <style:style style:name="T8" style:family="text">
      <style:text-properties officeooo:rsid="0053bea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2">Gesture Based UI Project Design Document </text:p>
      <text:p text:style-name="P13">by</text:p>
      <text:p text:style-name="P14">Brendan Toolan &amp; Antaine O Cognhaile</text:p>
      <text:p text:style-name="P15"/>
      <text:p text:style-name="P18"/>
      <text:p text:style-name="P16">Introduction</text:p>
      <text:p text:style-name="P8">For our project for the module Gesture Based UI for the course Software Development, Antaine O Cognhaile and Brendan Toolan decided to do a voice recoginiti<text:span text:style-name="T1">on. Originally both of us were to make our gesture based project using the hardware Myo but however due to the outbreak of Covid-19 this meant that we both did not have access to the Myo hardware that would of have been needed to develop our original idea and both of us had to go back to each of own houses. So we both decided to change up the project by using voice recognition as we would both have access to voice recognition programs on each of our laptops/computers. Our project is a game made using Unitiy and with the programming langauge ‘C#’. We picked C# as it is easier to use with Unitity. The game will consist of the player trying to navigate through a maze to reach the end of it. Once the player gets to the end, he/she/they will advanced to the next level. While the player goes through the maze, there will be obstacles for them to avoid. There will also be enemy players that will try to catch the player in the maze. The player will then navigate through the maze using the built in voice recognition.</text:span></text:p>
      <text:p text:style-name="P2"/>
      <text:p text:style-name="P4">Purpose of the application</text:p>
      <text:p text:style-name="P9">The purpose of this project was to create a game that is able to recognise the voice commands the user would say aloud. The project is a game set in the maze where the user must find there way out of. They navigate through the maze like so using the key arrows on the keyboard. However the user is able to use voice commands such as ‘Run’ so the player would be able to sprint through the maze and also can say the word jump so the player would be able to jump over any obstacles or anything in there way. <text:span text:style-name="T2">The user will also be able to pause the game by just there voice to activate it. </text:span></text:p>
      <text:p text:style-name="P4"/>
      <text:p text:style-name="P5"/>
      <text:p text:style-name="P5"><text:soft-page-break/>Gestures Indentified</text:p>
      <text:p text:style-name="P10"><text:span text:style-name="T4">Seeing that we would be using voice recognition for the gestures that will be used in the projec</text:span><text:span text:style-name="T5">t it would be safe to assume that the gestures that would be used would be voice commands from the user to run the game. We decided that seeing that we had to change our idea for the project completety due to the ongoing circumstance that is Covid-19 we would create a whole new project that would use voice recogition so the gestures that we would use would be voice based. The gesutes that would be used in our project would voice commands that would let the user to puase the game, make the playable character jump and also make make the player move faster or sprint.</text:span></text:p>
      <text:p text:style-name="P19"/>
      <text:p text:style-name="P20">Hardware Used in creating Application</text:p>
      <text:p text:style-name="P22">Orginally we were to use the Myo Arm bands that were made available to the whole course to use. However due the Covid-19 pandemic we were both did not have access to the Myo’s anymore and it was suggested to us that we use <text:span text:style-name="T6">voice libraries that was available to us now. Seeing that we are using unity to create this project we would use the Microsoft Speech Engine for the development of our project. Compared to the Myo armbands that we planned to use, we had to completey change what our project would be.</text:span></text:p>
      <text:p text:style-name="P22"><text:span text:style-name="T3"/></text:p>
      <text:p text:style-name="P22"><text:span text:style-name="T3"><text:tab/><text:tab/>Acrhitecture for the Solution</text:span></text:p>
      <text:p text:style-name="P23">The main and biggest problems that we faced doing this project was that we had to change what hardware we would be using for the project and also to change what the project would be as well.</text:p>
      <text:p text:style-name="P24">In order to solve this issue, both of us kept in contact thought the use of social media to discuss what were the options that were available to us during this time. We also kept a list of what each person would do for the project and kept checking in on each other <text:s/>to see how we were getting on. <text:span text:style-name="T8">We had no real trouble or issues when using the voice recognition that was available to us. </text:span><text:soft-page-break/><text:span text:style-name="T8">However we both were using different operating systems so it was at times difficult for us as not all resources would be made available to us. </text:span></text:p>
      <text:p text:style-name="P7"/>
      <text:p text:style-name="P17">Conclusions &amp; Recommendations</text:p>
      <text:p text:style-name="P11">In concluison from doing this project for this module we learned that doing a project based on voice recogintion was a bit of a challenege considering that we both had limited time to re-think our project. If we were to do this again we would both get a head of doing this project immediately and ask to use the hardware we both wanted to use for it so we could start on it straight away <text:span text:style-name="T7">and see if this hardware would be suitable for our idea. But due to circumstance not within our control having to switch what hardware to use for this has proven a bit difficult for us seeing that we had to learn about using voice recognition and also had to re-work what our project would be with all things considering. Upon reflection on the work we had done with this project we were both suprised what we had accomplished and also said to each other that if we were do this again we would use voice recognition as the basic of our project again as it is easy to use and understand. </text:span></text:p>
      <text:p text:style-name="P6"/>
      <text:p text:style-name="P6"/>
      <text:p text:style-name="P6"/>
      <text:p text:style-name="P3">References</text:p>
      <text:list xml:id="list3435619766" text:style-name="L2">
        <text:list-item>
          <text:p text:style-name="P21"><text:a xlink:type="simple" xlink:href="https://www.youtube.com/watch?v=-igoV67B5h8" text:style-name="Internet_20_link" text:visited-style-name="Visited_20_Internet_20_Link">https://www.youtube.com/watch?v=-igoV67B5h8</text:a></text:p>
        </text:list-item>
        <text:list-item>
          <text:p text:style-name="P21"><text:a xlink:type="simple" xlink:href="https://www.youtube.com/watch?v=VnG2gOKV9dw" text:style-name="Internet_20_link" text:visited-style-name="Visited_20_Internet_20_Link">https://www.youtube.com/watch?v=VnG2gOKV9dw</text:a></text:p>
        </text:list-item>
        <text:list-item>
          <text:p text:style-name="P21"><text:a xlink:type="simple" xlink:href="https://www.youtube.com/watch?v=b4oqOdBCy3c" text:style-name="Internet_20_link" text:visited-style-name="Visited_20_Internet_20_Link">https://www.youtube.com/watch?v=b4oqOdBCy3c</text:a></text:p>
        </text:list-item>
        <text:list-item>
          <text:p text:style-name="P21"><text:a xlink:type="simple" xlink:href="https://docs.microsoft.com/en-us/windows/mixed-reality/voice-input-in-unity" text:style-name="Internet_20_link" text:visited-style-name="Visited_20_Internet_20_Link">https://docs.microsoft.com/en-us/windows/mixed-reality/voice-input-in-unity</text:a></text:p>
        </text:list-item>
        <text:list-item>
          <text:p text:style-name="P21"><text:a xlink:type="simple" xlink:href="https://lightbuzz.com/speech-recognition-unity/" text:style-name="Internet_20_link" text:visited-style-name="Visited_20_Internet_20_Link">https://lightbuzz.com/speech-recognition-unity/</text:a></text:p>
        </text:list-item>
        <text:list-item>
          <text:p text:style-name="P21"><text:a xlink:type="simple" xlink:href="https://docs.microsoft.com/en-us/archive/msdn-magazine/2014/december/voice-recognition-speech-recognition-with-net-desktop-applications" text:style-name="Internet_20_link" text:visited-style-name="Visited_20_Internet_20_Link">https://docs.microsoft.com/en-us/archive/msdn-magazine/2014/december/voice-recognition-speech-recognition-with-net-desktop-applications</text:a></text:p>
        </text:list-item>
        <text:list-item>
          <text:p text:style-name="P21">https://yellrobot.com/speech-recognition-in-video-gam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7T17:27:27.130450250</meta:creation-date>
    <dc:date>2020-04-12T22:31:37.431011462</dc:date>
    <meta:editing-duration>P1DT2H9M45S</meta:editing-duration>
    <meta:editing-cycles>44</meta:editing-cycles>
    <meta:generator>LibreOffice/6.0.7.3$Linux_X86_64 LibreOffice_project/00m0$Build-3</meta:generator>
    <meta:document-statistic meta:table-count="0" meta:image-count="0" meta:object-count="0" meta:page-count="5" meta:paragraph-count="24" meta:word-count="927" meta:character-count="5328" meta:non-whitespace-character-count="4425"/>
  </office:meta>
</office:document-meta>
</file>